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7B6FEDB8D60799B4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7c3a" officeooo:paragraph-rsid="001c7c3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0066b3" fo:font-size="36pt" style:font-size-asian="31.5pt" style:font-size-complex="36pt"/>
    </style:style>
    <style:style style:name="P4" style:family="paragraph" style:parent-style-name="Standard">
      <style:text-properties fo:color="#0066b3" fo:font-size="36pt" officeooo:rsid="001c7c3a" officeooo:paragraph-rsid="001c7c3a" style:font-size-asian="31.5pt" style:font-size-complex="36pt"/>
    </style:style>
    <style:style style:name="P5" style:family="paragraph" style:parent-style-name="Standard">
      <style:text-properties fo:color="#ed1c24" fo:font-size="36pt" officeooo:rsid="001c7c3a" officeooo:paragraph-rsid="001c7c3a" style:font-size-asian="31.5pt" style:font-size-complex="36pt"/>
    </style:style>
    <style:style style:name="P6" style:family="paragraph" style:parent-style-name="Standard">
      <style:text-properties fo:color="#ed1c24" fo:font-size="12pt" officeooo:rsid="001c7c3a" officeooo:paragraph-rsid="001c7c3a" style:font-size-asian="10.5pt" style:font-size-complex="12pt"/>
    </style:style>
    <style:style style:name="P7" style:family="paragraph" style:parent-style-name="Standard">
      <style:text-properties style:use-window-font-color="true" fo:font-size="12pt" officeooo:rsid="001c7c3a" officeooo:paragraph-rsid="001c7c3a" style:font-size-asian="10.5pt" style:font-size-complex="12pt"/>
    </style:style>
    <style:style style:name="P8" style:family="paragraph" style:parent-style-name="Standard">
      <style:paragraph-properties fo:break-before="page"/>
      <style:text-properties fo:color="#ed1c24" fo:font-size="12pt" officeooo:rsid="001c7c3a" officeooo:paragraph-rsid="001c7c3a" style:font-size-asian="10.5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n1" text:anchor-type="paragraph" svg:width="16.905cm" svg:height="3.463cm" draw:z-index="0"><draw:image xlink:href="Pictures/10000201000002580000007B6FEDB8D60799B481.png" xlink:type="simple" xlink:show="embed" xlink:actuate="onLoad" loext:mime-type="image/png"/></draw:frame></text:p>
      <text:p text:style-name="Standard"/>
      <text:p text:style-name="P3"/>
      <text:p text:style-name="P4">DISEÑO</text:p>
      <text:p text:style-name="P4">DE</text:p>
      <text:p text:style-name="P4">INTERFACES</text:p>
      <text:p text:style-name="P4">WEB</text:p>
      <text:p text:style-name="P4"/>
      <text:p text:style-name="P4">2º DAW.</text:p>
      <text:p text:style-name="P4"/>
      <text:p text:style-name="P5">PROFESOR: FRANCISCO MARTIN MARTIN.</text:p>
      <text:p text:style-name="P5"/>
      <text:p text:style-name="P5"/>
      <text:p text:style-name="P5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6"/>
      <text:p text:style-name="P8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c3a" officeooo:paragraph-rsid="001c7c3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uan Miguel Costa Lucena , 2 º DAW, 19/11/2021.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10:55:07.138000000</meta:creation-date>
    <dc:date>2021-11-19T10:57:48.892000000</dc:date>
    <meta:editing-duration>PT2M42S</meta:editing-duration>
    <meta:editing-cycles>1</meta:editing-cycles>
    <meta:document-statistic meta:table-count="0" meta:image-count="1" meta:object-count="0" meta:page-count="3" meta:paragraph-count="9" meta:word-count="21" meta:character-count="116" meta:non-whitespace-character-count="104"/>
    <meta:generator>LibreOffice/5.4.1.2$Windows_X86_64 LibreOffice_project/ea7cb86e6eeb2bf3a5af73a8f7777ac570321527</meta:generator>
  </office:meta>
</office:document-meta>
</file>